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5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Wypadek</text:h>
      <text:p text:style-name="Standard">Pewnego dnia jakiś znajomy zatrzymał mnie i powiedział ze złością w głosie:</text:p>
      <text:list xml:id="list583801742" text:style-name="L1">
        <text:list-item>
          <text:p text:style-name="P3">Jak mogłeś przejechać mojego psa!</text:p>
        </text:list-item>
        <text:list-item>
          <text:p text:style-name="P3">Sorry nie chciałem. Wyleciał mi na drogę, co miałem zrobić.</text:p>
        </text:list-item>
        <text:list-item>
          <text:p text:style-name="P3">No jak to co zahamować.</text:p>
        </text:list-item>
        <text:list-item>
          <text:p text:style-name="P3">Wiesz jak ja go kochałem, bardziej niż moja żonę.</text:p>
        </text:list-item>
        <text:list-item>
          <text:p text:style-name="P3">Przepraszam.</text:p>
        </text:list-item>
      </text:list>
      <text:p text:style-name="P2"/>
      <text:p text:style-name="P2"/>
      <text:p text:style-name="P2"/>
      <text:p text:style-name="P2"/>
      <text:p text:style-name="P1">Sławomir Henkiel</text:p>
      <text:p text:style-name="P1">Adrian Kuliń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2-04-13T10:43:32</dc:date>
    <meta:editing-duration>PT00H15M57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1" meta:paragraph-count="9" meta:word-count="52" meta:character-count="294"/>
  </office:meta>
</office:document-meta>
</file>